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loext:graphic-properties draw:fill="solid" draw:fill-color="#eeeeee" draw:opacity="100%"/>
      <style:paragraph-properties fo:margin-left="0in" fo:margin-right="0in" fo:margin-top="0in" fo:margin-bottom="0in" loext:contextual-spacing="false" fo:line-height="142%" fo:orphans="2" fo:widows="2" fo:text-indent="0in" style:auto-text-indent="false" fo:background-color="#eeeeee" fo:padding="0in" fo:border="none"/>
      <style:text-properties fo:font-variant="normal" fo:text-transform="none" fo:color="#333333" style:font-name="Open Sans" fo:font-size="9.75pt" fo:letter-spacing="normal" fo:font-style="normal" fo:font-weight="normal"/>
    </style:style>
    <style:style style:name="P2" style:family="paragraph" style:parent-style-name="Preformatted_20_Text">
      <loext:graphic-properties draw:fill="solid" draw:fill-color="#eeeeee" draw:opacity="100%"/>
      <style:paragraph-properties fo:margin-top="0in" fo:margin-bottom="0in" loext:contextual-spacing="false" fo:line-height="142%" fo:orphans="2" fo:widows="2" fo:background-color="#eeeeee" fo:padding="0in" fo:border="none"/>
    </style:style>
    <style:style style:name="P3" style:family="paragraph" style:parent-style-name="Preformatted_20_Text">
      <loext:graphic-properties draw:fill="solid" draw:fill-color="#eeeeee" draw:opacity="100%"/>
      <style:paragraph-properties fo:margin-top="0in" fo:margin-bottom="0in" loext:contextual-spacing="false" fo:line-height="142%" fo:orphans="2" fo:widows="2" fo:background-color="#eeeeee" fo:padding="0in" fo:border="none"/>
      <style:text-properties fo:font-variant="normal" fo:text-transform="none" fo:color="#333333" style:font-name="Open Sans" fo:font-size="9.75pt" fo:letter-spacing="normal" fo:font-style="normal" fo:font-weight="normal"/>
    </style:style>
    <style:style style:name="T1" style:family="text">
      <style:text-properties fo:font-variant="normal" fo:text-transform="none" fo:color="#1295c9" style:font-name="Open Sans" fo:font-size="9.75pt" fo:letter-spacing="normal" fo:font-style="normal" style:text-underline-style="solid" style:text-underline-width="auto" style:text-underline-color="font-color" fo:font-weight="normal" fo:background-color="transparent" loext:char-shading-value="0"/>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text:p>
      <text:p text:style-name="P2"/>
      <text:p text:style-name="P3">This is regarding the internship posting on Internshala. We have shortlisted your profile for the internship. As was mentioned in the posting, we are a funded startup started by IIT, ISB alumni. </text:p>
      <text:p text:style-name="P2"/>
      <text:p text:style-name="P3">Before we connect over a call, we have a small test and 4 questions. As a part of the test, we need you to build machine learning model using one pre-trained network. The one pre-trained network has to be selected among: <text:span text:style-name="T4">yolo v2</text:span>, yolov3, Faster R-CNN, R-FCN, SSD, FPN, <text:span text:style-name="T4">Resnet</text:span>, VGG, and Retinanet. <text:s/>The results would include the trained model, sample output on 50 images, <text:span text:style-name="T5">image enhancement/augmentation techniques</text:span> used, and <text:span text:style-name="T5">MAP scores (Mean Avg Precision)</text:span>. The sooner you share the results, more likely you are going to be selected</text:p>
      <text:p text:style-name="P2"/>
      <text:p text:style-name="P3">The labelled dataset below will have images of damaged cars along with labels for various types of damages. Among various categories of damages, you should model only 2 damage categories- scratches or spots, and dents (other category of damages such as “tear” do not have enough instances). You are encouraged to use various image enhancement and augmentation techniques to improve accuracy of the model.</text:p>
      <text:p text:style-name="P2"/>
      <text:p text:style-name="P3">labelled dataset:</text:p>
      <text:p text:style-name="P2"><text:a xlink:type="simple" xlink:href="https://drive.google.com/file/d/1nO-GL6R9EE9ZpAORFZC9Tx4XWfx6JlMf/view?usp=sharing" office:target-frame-name="_blank" xlink:show="new" text:style-name="Internet_20_link" text:visited-style-name="Visited_20_Internet_20_Link"><text:span text:style-name="T1">https://drive.google.com/file/d/1nO-GL6R9EE9ZpAORFZC9Tx4XWfx6JlMf/view?usp=sharing</text:span></text:a></text:p>
      <text:p text:style-name="P2"/>
      <text:p text:style-name="P3">a) How many hours per day would you be able to spend on this project?</text:p>
      <text:p text:style-name="P3">b) What is your availability over next 4-6 weeks? Do you have any prior commitments such as college exams? </text:p>
      <text:p text:style-name="P3">c) Are you located around Delhi? Can you move to Delhi for a few months for a paid internship? Please note that we will be selecting interns for remote internship as well (one doesn't necessarily need to be in Delhi)</text:p>
      <text:p text:style-name="P3">d) What is your phone number? </text:p>
      <text:p text:style-name="P2"/>
      <text:p text:style-name="P3">You can send your test output to sanchit@cvision-ai.com by 17th September 2019 EOD. The title of the email should be "Machine learning internship- Name" Looking forward to working with you. </text:p>
      <text:p text:style-name="P2"/>
      <text:p text:style-name="P3">Thanks, </text:p>
      <text:p text:style-name="P3">Devesh Trivedi</text:p>
      <text:p text:style-name="P3">Founder &amp; CEO</text:p>
      <text:p text:style-name="P3">Cvision.ai Analytics Pvt Lt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9-12T16:22:13.338000000</dc:date>
    <meta:editing-duration>PT3H28M8S</meta:editing-duration>
    <meta:editing-cycles>2</meta:editing-cycles>
    <meta:document-statistic meta:table-count="0" meta:image-count="0" meta:object-count="0" meta:page-count="1" meta:paragraph-count="15" meta:word-count="309" meta:character-count="1906" meta:non-whitespace-character-count="1606"/>
  </office:meta>
</office:document-meta>
</file>